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When investigating a case, social networks can give critical insight as to how something is done. <text:s/>They can reveal who contacted who, how people are connected, and the means through which they act. <text:s/>But what clues investigators as to why a person acts, their motives, their reasons for doing something? <text:s/>The answer is the characteristics of these people, or “actors.” <text:s/>Some characteristics <text:s/>important for investigators to know are an actor's background and current situation, and relationships to other people or groups.</text:p>
      <text:p text:style-name="Standard"><text:tab/>The background of an actor can be a critical insight into understanding why they make decisions in the way they do. <text:s/>Oftentimes what people do is directly related to what people expect them to do. <text:s/>An example of this was in a scenario discussed today. <text:s/>A young man earned his college degree in veterinary science, but couldn't find a job in his field. <text:s/>Because he didn't have a good job, he couldn't get a good wife. <text:s/>He sent in a Jihad job application, and presumably was involved in suicide bombing. <text:s/>The culture in which he lived and grew up had a huge effect on all of his choices. <text:s/>It was expected for him to go to college, get a job, and get married. <text:s/>Failing to find a job broke that chain. <text:s/>His culture's perception of his situation told him that he was a failure, and that there was something he could do to redeem himself: apply to be a martyr for Allah.</text:p>
      <text:p text:style-name="Standard"><text:tab/>Relationships between people are also a large part of why they do something. <text:s/>The people closest to the actors have the most influence on their actions. <text:s/>Whatever their closest contacts are involved with, there is a chance that the actor could be involved or recruited into it. <text:s/>This is shown through the scenario of the college student and her boyfriend, an animal rights activist. <text:s/>The student does things for her boyfriend that in fact benefit what the group is trying to do, such as buying ammonium nitrate. <text:s/>This means that she assisted the animal rights group in their act of bombing a research facility, even though she had no connections with them other than through her boyfriend.</text:p>
      <text:p text:style-name="Standard"><text:tab/>The combination of these two characteristics can reveal why an actor does something. <text:s/>This may also be used to tell what an actor can be expected to do. <text:s/>The movie <text:span text:style-name="T1">Eagle Eye</text:span> illustrates this expertly. <text:s/>In it, the computer has access to all information about what a person has done in the past, how they were brought up, who they came in contact with, and who is most important to them. <text:s/>It uses this to predict what each person will do. <text:s/>The woman in the movie is told that her son will be killed if she doesn't comply, so she follows the directions to avoid this. <text:s/>Putting together the person's history and relationships gave a reason for a potential action. <text:s/>These characteristics are the most important when identifying an actor's mo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yber Discovery</meta:initial-creator>
    <meta:creation-date>2012-07-26T22:43:06</meta:creation-date>
    <dc:date>2012-07-27T00:30:45</dc:date>
    <dc:creator>Cyber Discovery</dc:creator>
    <meta:editing-duration>PT00H13M26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492" meta:character-count="2818"/>
  </office:meta>
</office:document-meta>
</file>